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5.341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4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table:style-name="Default"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BUZZER-HCM</text:p>
          </table:table-cell>
          <table:table-cell office:value-type="string">
            <text:p>Y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PN-SOT23</text:p>
          </table:table-cell>
          <table:table-cell office:value-type="string">
            <text:p>SOT23</text:p>
          </table:table-cell>
          <table:table-cell office:value-type="string">
            <text:p>T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PIN2X1B</text:p>
          </table:table-cell>
          <table:table-cell office:value-type="string">
            <text:p>CON3, CON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PIN6X1C</text:p>
          </table:table-cell>
          <table:table-cell office:value-type="string">
            <text:p>CON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RESET-EN</text:p>
          </table:table-cell>
          <table:table-cell office:value-type="string">
            <text:p>SMD solder JUMPER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SW_SMD</text:p>
          </table:table-cell>
          <table:table-cell office:value-type="string">
            <text:p>MICROSW_SMD</text:p>
          </table:table-cell>
          <table:table-cell office:value-type="string">
            <text:p>SW1, SW2, SW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10, C16, C17, C18, C19, C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0805</text:p>
          </table:table-cell>
          <table:table-cell office:value-type="float" office:value="805">
            <text:p>805</text:p>
          </table:table-cell>
          <table:table-cell office:value-type="string">
            <text:p>R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2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3, C4, C5, C6, C7, C21, C30, C31, C32, C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/25V</text:p>
          </table:table-cell>
          <table:table-cell table:number-columns-repeated="2" office:value-type="string">
            <text:p>CE_SMD6.3</text:p>
          </table:table-cell>
          <table:table-cell office:value-type="string">
            <text:p>C14, C15</text:p>
          </table:table-cell>
          <table:table-cell office:value-type="string">
            <text:p>kondensator elektrolityczn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k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4, R5, R6, R10, R11, R14, R17, R18, R19, R20, R21, R23, R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x1F-H8.5</text:p>
          </table:table-cell>
          <table:table-cell table:number-columns-repeated="2" office:value-type="string">
            <text:p>PIN10X1C</text:p>
          </table:table-cell>
          <table:table-cell office:value-type="string">
            <text:p>JP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2, R3, R7, R8, R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u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23, C26, C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u</text:p>
          </table:table-cell>
          <table:table-cell office:value-type="string">
            <text:p>C1206</text:p>
          </table:table-cell>
          <table:table-cell office:value-type="float" office:value="1206">
            <text:p>1206</text:p>
          </table:table-cell>
          <table:table-cell office:value-type="string">
            <text:p>C2, C8, C11, C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4k9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u2</text:p>
          </table:table-cell>
          <table:table-cell table:style-name="ce2"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22, C25, C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n9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70p</text:p>
          </table:table-cell>
          <table:table-cell office:value-type="string">
            <text:p>C0603</text:p>
          </table:table-cell>
          <table:table-cell office:value-type="float" office:value="603">
            <text:p>603</text:p>
          </table:table-cell>
          <table:table-cell office:value-type="string">
            <text:p>C13, C24, C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k75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0k</text:p>
          </table:table-cell>
          <table:table-cell office:value-type="string">
            <text:p>R0603</text:p>
          </table:table-cell>
          <table:table-cell office:value-type="float" office:value="603">
            <text:p>603</text:p>
          </table:table-cell>
          <table:table-cell office:value-type="string">
            <text:p>R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x1F-H8.5</text:p>
          </table:table-cell>
          <table:table-cell table:number-columns-repeated="2" office:value-type="string">
            <text:p>PIN8X1C</text:p>
          </table:table-cell>
          <table:table-cell office:value-type="string">
            <text:p>POWER, PWM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MEGA2560-16AU</text:p>
          </table:table-cell>
          <table:table-cell office:value-type="string">
            <text:p>TQFP100</text:p>
          </table:table-cell>
          <table:table-cell office:value-type="string">
            <text:p>IC4</text:p>
          </table:table-cell>
          <table:table-cell office:value-type="string">
            <text:p>MICROCONTROLLER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BD6221F-E2</text:p>
          </table:table-cell>
          <table:table-cell office:value-type="string">
            <text:p>SO08</text:p>
          </table:table-cell>
          <table:table-cell office:value-type="string">
            <text:p>IC8, IC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N</text:p>
          </table:table-cell>
          <table:table-cell table:style-name="Default" office:value-type="string">
            <text:p>LED0805</text:p>
          </table:table-cell>
          <table:table-cell office:value-type="string">
            <text:p>D0805</text:p>
          </table:table-cell>
          <table:table-cell office:value-type="string">
            <text:p>D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STCE16M0V53-R0 16MHZ</text:p>
          </table:table-cell>
          <table:table-cell office:value-type="string">
            <text:p>RESONATORMU</text:p>
          </table:table-cell>
          <table:table-cell office:value-type="string">
            <text:p>RESONATOR</text:p>
          </table:table-cell>
          <table:table-cell office:value-type="string">
            <text:p>Y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A</text:p>
          </table:table-cell>
          <table:table-cell table:style-name="Default" office:value-type="string">
            <text:p>LED0805</text:p>
          </table:table-cell>
          <table:table-cell office:value-type="string">
            <text:p>D0805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SP-AVR</text:p>
          </table:table-cell>
          <table:table-cell office:value-type="string">
            <text:p>PIN3X2</text:p>
          </table:table-cell>
          <table:table-cell office:value-type="string">
            <text:p>CON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table:style-name="Default" office:value-type="string">
            <text:p>LED0805</text:p>
          </table:table-cell>
          <table:table-cell office:value-type="string">
            <text:p>D0805</text:p>
          </table:table-cell>
          <table:table-cell office:value-type="string">
            <text:p>D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IC5205-3.3YM5</text:p>
          </table:table-cell>
          <table:table-cell office:value-type="string">
            <text:p>SOT23-5</text:p>
          </table:table-cell>
          <table:table-cell office:value-type="string">
            <text:p>IC7</text:p>
          </table:table-cell>
          <table:table-cell office:value-type="string">
            <text:p>LD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IC5205-3.6YM5</text:p>
          </table:table-cell>
          <table:table-cell office:value-type="string">
            <text:p>SOT23-5</text:p>
          </table:table-cell>
          <table:table-cell office:value-type="string">
            <text:p>IC6</text:p>
          </table:table-cell>
          <table:table-cell office:value-type="string">
            <text:p>LD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IC5205-5.0YM5</text:p>
          </table:table-cell>
          <table:table-cell office:value-type="string">
            <text:p>SOT23-5</text:p>
          </table:table-cell>
          <table:table-cell office:value-type="string">
            <text:p>IC3</text:p>
          </table:table-cell>
          <table:table-cell office:value-type="string">
            <text:p>LDO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NCP3170ADR2G</text:p>
          </table:table-cell>
          <table:table-cell office:value-type="string">
            <text:p>SO08</text:p>
          </table:table-cell>
          <table:table-cell office:value-type="string">
            <text:p>IC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PIN(1+16)X3_DS</text:p>
          </table:table-cell>
          <table:table-cell office:value-type="string">
            <text:p>CON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style-name="Default" office:value-type="string">
            <text:p>LED0805</text:p>
          </table:table-cell>
          <table:table-cell office:value-type="string">
            <text:p>D0805</text:p>
          </table:table-cell>
          <table:table-cell office:value-type="string">
            <text:p>D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RN-42</text:p>
          </table:table-cell>
          <table:table-cell office:value-type="string">
            <text:p>RN42</text:p>
          </table:table-cell>
          <table:table-cell office:value-type="string">
            <text:p>IC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office:value-type="string">
            <text:p>SW_SMD</text:p>
          </table:table-cell>
          <table:table-cell office:value-type="string">
            <text:p>MICROSW_SMD</text:p>
          </table:table-cell>
          <table:table-cell office:value-type="string">
            <text:p>SW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RN8040-100M</text:p>
          </table:table-cell>
          <table:table-cell office:value-type="string">
            <text:p>SRN8040</text:p>
          </table:table-cell>
          <table:table-cell office:value-type="string">
            <text:p>L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UG-2864HSWEG01_SPI</text:p>
          </table:table-cell>
          <table:table-cell office:value-type="string">
            <text:p>UG-2864HSWEG01</text:p>
          </table:table-cell>
          <table:table-cell office:value-type="string">
            <text:p>IC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date>2013-08-27T06:36:58.05</dc:date>
    <dc:creator>Piotr Nowicki</dc:creator>
    <meta:editing-duration>P0D</meta:editing-duration>
    <meta:editing-cycles>1</meta:editing-cycles>
    <meta:document-statistic meta:table-count="1" meta:cell-count="226" meta:object-count="0"/>
  </office:meta>
</office:document-meta>
</file>